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0.23mm"/>
    </style:style>
    <style:style style:name="co2" style:family="table-column">
      <style:table-column-properties fo:break-before="auto" style:column-width="65.99mm"/>
    </style:style>
    <style:style style:name="co3" style:family="table-column">
      <style:table-column-properties fo:break-before="auto" style:column-width="86.9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3.37mm" svg:height="165.01mm" svg:x="174.18mm" svg:y="1mm">
            <draw:object draw:notify-on-update-of-ranges="Sheet1.A1:Sheet1.A1 Sheet1.A2:Sheet1.A64 Sheet1.B1:Sheet1.B1 Sheet1.B2:Sheet1.B64 Sheet1.C1:Sheet1.C1 Sheet1.C2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(Left Axis) Best Individual: Just Genetic</text:p>
          </table:table-cell>
          <table:table-cell office:value-type="string" calcext:value-type="string">
            <text:p>(Right Axis) Best Individual: Genetic and Christofides</text:p>
          </table:table-cell>
          <table:table-cell table:number-columns-repeated="1021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776907.9036905" calcext:value-type="float">
            <text:p>1776907.9036905</text:p>
          </table:table-cell>
          <table:table-cell office:value-type="float" office:value="127477.713113279" calcext:value-type="float">
            <text:p>127477.713113279</text:p>
          </table:table-cell>
          <table:table-cell table:number-columns-repeated="1021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076953.81016884" calcext:value-type="float">
            <text:p>1076953.81016884</text:p>
          </table:table-cell>
          <table:table-cell office:value-type="float" office:value="127026.48017435" calcext:value-type="float">
            <text:p>127026.48017435</text:p>
          </table:table-cell>
          <table:table-cell table:number-columns-repeated="1021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823987.442949356" calcext:value-type="float">
            <text:p>823987.442949356</text:p>
          </table:table-cell>
          <table:table-cell office:value-type="float" office:value="126825.310627575" calcext:value-type="float">
            <text:p>126825.310627575</text:p>
          </table:table-cell>
          <table:table-cell table:number-columns-repeated="1021"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672369.806992779" calcext:value-type="float">
            <text:p>672369.806992779</text:p>
          </table:table-cell>
          <table:table-cell office:value-type="float" office:value="126459.738189275" calcext:value-type="float">
            <text:p>126459.738189275</text:p>
          </table:table-cell>
          <table:table-cell table:number-columns-repeated="1021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71187.466942779" calcext:value-type="float">
            <text:p>571187.466942779</text:p>
          </table:table-cell>
          <table:table-cell office:value-type="float" office:value="126306.835532593" calcext:value-type="float">
            <text:p>126306.835532593</text:p>
          </table:table-cell>
          <table:table-cell table:number-columns-repeated="1021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508400.22030895" calcext:value-type="float">
            <text:p>508400.22030895</text:p>
          </table:table-cell>
          <table:table-cell office:value-type="float" office:value="125543.390054275" calcext:value-type="float">
            <text:p>125543.390054275</text:p>
          </table:table-cell>
          <table:table-cell table:number-columns-repeated="1021"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59754.723594335" calcext:value-type="float">
            <text:p>459754.723594335</text:p>
          </table:table-cell>
          <table:table-cell office:value-type="float" office:value="125074.676997283" calcext:value-type="float">
            <text:p>125074.676997283</text:p>
          </table:table-cell>
          <table:table-cell table:number-columns-repeated="1021"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423482.597284278" calcext:value-type="float">
            <text:p>423482.597284278</text:p>
          </table:table-cell>
          <table:table-cell office:value-type="float" office:value="124948.238446454" calcext:value-type="float">
            <text:p>124948.238446454</text:p>
          </table:table-cell>
          <table:table-cell table:number-columns-repeated="1021"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395050.227525147" calcext:value-type="float">
            <text:p>395050.227525147</text:p>
          </table:table-cell>
          <table:table-cell office:value-type="float" office:value="124694.72479121" calcext:value-type="float">
            <text:p>124694.72479121</text:p>
          </table:table-cell>
          <table:table-cell table:number-columns-repeated="1021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373213.368919313" calcext:value-type="float">
            <text:p>373213.368919313</text:p>
          </table:table-cell>
          <table:table-cell office:value-type="float" office:value="124440.072246437" calcext:value-type="float">
            <text:p>124440.072246437</text:p>
          </table:table-cell>
          <table:table-cell table:number-columns-repeated="1021"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355322.938073821" calcext:value-type="float">
            <text:p>355322.938073821</text:p>
          </table:table-cell>
          <table:table-cell office:value-type="float" office:value="124352.230154966" calcext:value-type="float">
            <text:p>124352.230154966</text:p>
          </table:table-cell>
          <table:table-cell table:number-columns-repeated="1021"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299513.517198362" calcext:value-type="float">
            <text:p>299513.517198362</text:p>
          </table:table-cell>
          <table:table-cell office:value-type="float" office:value="124248.366937705" calcext:value-type="float">
            <text:p>124248.366937705</text:p>
          </table:table-cell>
          <table:table-cell table:number-columns-repeated="1021"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284325.518022864" calcext:value-type="float">
            <text:p>284325.518022864</text:p>
          </table:table-cell>
          <table:table-cell office:value-type="float" office:value="124208.507665896" calcext:value-type="float">
            <text:p>124208.507665896</text:p>
          </table:table-cell>
          <table:table-cell table:number-columns-repeated="1021"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270088.881224525" calcext:value-type="float">
            <text:p>270088.881224525</text:p>
          </table:table-cell>
          <table:table-cell office:value-type="float" office:value="124174.511939749" calcext:value-type="float">
            <text:p>124174.511939749</text:p>
          </table:table-cell>
          <table:table-cell table:number-columns-repeated="1021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62158.39179672" calcext:value-type="float">
            <text:p>262158.39179672</text:p>
          </table:table-cell>
          <table:table-cell office:value-type="float" office:value="124114.129963309" calcext:value-type="float">
            <text:p>124114.129963309</text:p>
          </table:table-cell>
          <table:table-cell table:number-columns-repeated="1021"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256701.274288498" calcext:value-type="float">
            <text:p>256701.274288498</text:p>
          </table:table-cell>
          <table:table-cell office:value-type="float" office:value="124097.625061563" calcext:value-type="float">
            <text:p>124097.625061563</text:p>
          </table:table-cell>
          <table:table-cell table:number-columns-repeated="1021"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247882.605797173" calcext:value-type="float">
            <text:p>247882.605797173</text:p>
          </table:table-cell>
          <table:table-cell office:value-type="float" office:value="124062.083008609" calcext:value-type="float">
            <text:p>124062.083008609</text:p>
          </table:table-cell>
          <table:table-cell table:number-columns-repeated="1021"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241521.934648155" calcext:value-type="float">
            <text:p>241521.934648155</text:p>
          </table:table-cell>
          <table:table-cell office:value-type="float" office:value="123595.298352622" calcext:value-type="float">
            <text:p>123595.298352622</text:p>
          </table:table-cell>
          <table:table-cell table:number-columns-repeated="1021"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236460.824839555" calcext:value-type="float">
            <text:p>236460.824839555</text:p>
          </table:table-cell>
          <table:table-cell office:value-type="float" office:value="123562.558734704" calcext:value-type="float">
            <text:p>123562.558734704</text:p>
          </table:table-cell>
          <table:table-cell table:number-columns-repeated="1021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31075.072693697" calcext:value-type="float">
            <text:p>231075.072693697</text:p>
          </table:table-cell>
          <table:table-cell office:value-type="float" office:value="123514.271546131" calcext:value-type="float">
            <text:p>123514.271546131</text:p>
          </table:table-cell>
          <table:table-cell table:number-columns-repeated="1021"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227907.400030424" calcext:value-type="float">
            <text:p>227907.400030424</text:p>
          </table:table-cell>
          <table:table-cell office:value-type="float" office:value="123509.241776786" calcext:value-type="float">
            <text:p>123509.241776786</text:p>
          </table:table-cell>
          <table:table-cell table:number-columns-repeated="1021"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223756.35415929" calcext:value-type="float">
            <text:p>223756.35415929</text:p>
          </table:table-cell>
          <table:table-cell office:value-type="float" office:value="123397.829755021" calcext:value-type="float">
            <text:p>123397.829755021</text:p>
          </table:table-cell>
          <table:table-cell table:number-columns-repeated="1021"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219289.388764139" calcext:value-type="float">
            <text:p>219289.388764139</text:p>
          </table:table-cell>
          <table:table-cell office:value-type="float" office:value="123320.60748699" calcext:value-type="float">
            <text:p>123320.60748699</text:p>
          </table:table-cell>
          <table:table-cell table:number-columns-repeated="1021"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17448.311344983" calcext:value-type="float">
            <text:p>217448.311344983</text:p>
          </table:table-cell>
          <table:table-cell office:value-type="float" office:value="123320.60748699" calcext:value-type="float">
            <text:p>123320.60748699</text:p>
          </table:table-cell>
          <table:table-cell table:number-columns-repeated="1021"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15079.939180934" calcext:value-type="float">
            <text:p>215079.939180934</text:p>
          </table:table-cell>
          <table:table-cell office:value-type="float" office:value="123125.397057279" calcext:value-type="float">
            <text:p>123125.397057279</text:p>
          </table:table-cell>
          <table:table-cell table:number-columns-repeated="1021"/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213219.999258854" calcext:value-type="float">
            <text:p>213219.999258854</text:p>
          </table:table-cell>
          <table:table-cell office:value-type="float" office:value="123109.65558431" calcext:value-type="float">
            <text:p>123109.65558431</text:p>
          </table:table-cell>
          <table:table-cell table:number-columns-repeated="1021"/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208927.041565987" calcext:value-type="float">
            <text:p>208927.041565987</text:p>
          </table:table-cell>
          <table:table-cell office:value-type="float" office:value="123097.835651363" calcext:value-type="float">
            <text:p>123097.835651363</text:p>
          </table:table-cell>
          <table:table-cell table:number-columns-repeated="1021"/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207189.955450559" calcext:value-type="float">
            <text:p>207189.955450559</text:p>
          </table:table-cell>
          <table:table-cell office:value-type="float" office:value="123050.905257533" calcext:value-type="float">
            <text:p>123050.905257533</text:p>
          </table:table-cell>
          <table:table-cell table:number-columns-repeated="1021"/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204819.494760266" calcext:value-type="float">
            <text:p>204819.494760266</text:p>
          </table:table-cell>
          <table:table-cell office:value-type="float" office:value="122847.955941834" calcext:value-type="float">
            <text:p>122847.955941834</text:p>
          </table:table-cell>
          <table:table-cell table:number-columns-repeated="1021"/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203530.294882661" calcext:value-type="float">
            <text:p>203530.294882661</text:p>
          </table:table-cell>
          <table:table-cell office:value-type="float" office:value="122844.736848094" calcext:value-type="float">
            <text:p>122844.736848094</text:p>
          </table:table-cell>
          <table:table-cell table:number-columns-repeated="1021"/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201663.632990425" calcext:value-type="float">
            <text:p>201663.632990425</text:p>
          </table:table-cell>
          <table:table-cell office:value-type="float" office:value="122735.757072491" calcext:value-type="float">
            <text:p>122735.757072491</text:p>
          </table:table-cell>
          <table:table-cell table:number-columns-repeated="1021"/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200661.524603371" calcext:value-type="float">
            <text:p>200661.524603371</text:p>
          </table:table-cell>
          <table:table-cell office:value-type="float" office:value="122443.473062611" calcext:value-type="float">
            <text:p>122443.473062611</text:p>
          </table:table-cell>
          <table:table-cell table:number-columns-repeated="1021"/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199118.138271979" calcext:value-type="float">
            <text:p>199118.138271979</text:p>
          </table:table-cell>
          <table:table-cell office:value-type="float" office:value="122328.33754791" calcext:value-type="float">
            <text:p>122328.33754791</text:p>
          </table:table-cell>
          <table:table-cell table:number-columns-repeated="1021"/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197019.753669602" calcext:value-type="float">
            <text:p>197019.753669602</text:p>
          </table:table-cell>
          <table:table-cell office:value-type="float" office:value="122298.877544048" calcext:value-type="float">
            <text:p>122298.877544048</text:p>
          </table:table-cell>
          <table:table-cell table:number-columns-repeated="1021"/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195789.587981025" calcext:value-type="float">
            <text:p>195789.587981025</text:p>
          </table:table-cell>
          <table:table-cell office:value-type="float" office:value="122286.505729081" calcext:value-type="float">
            <text:p>122286.505729081</text:p>
          </table:table-cell>
          <table:table-cell table:number-columns-repeated="1021"/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194520.581074241" calcext:value-type="float">
            <text:p>194520.581074241</text:p>
          </table:table-cell>
          <table:table-cell office:value-type="float" office:value="122233.065696909" calcext:value-type="float">
            <text:p>122233.065696909</text:p>
          </table:table-cell>
          <table:table-cell table:number-columns-repeated="1021"/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192824.173100024" calcext:value-type="float">
            <text:p>192824.173100024</text:p>
          </table:table-cell>
          <table:table-cell office:value-type="float" office:value="122192.484221921" calcext:value-type="float">
            <text:p>122192.484221921</text:p>
          </table:table-cell>
          <table:table-cell table:number-columns-repeated="1021"/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191844.205916386" calcext:value-type="float">
            <text:p>191844.205916386</text:p>
          </table:table-cell>
          <table:table-cell office:value-type="float" office:value="122192.484221921" calcext:value-type="float">
            <text:p>122192.484221921</text:p>
          </table:table-cell>
          <table:table-cell table:number-columns-repeated="1021"/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190975.798029059" calcext:value-type="float">
            <text:p>190975.798029059</text:p>
          </table:table-cell>
          <table:table-cell office:value-type="float" office:value="122192.484221921" calcext:value-type="float">
            <text:p>122192.484221921</text:p>
          </table:table-cell>
          <table:table-cell table:number-columns-repeated="1021"/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154138.518545465" calcext:value-type="float">
            <text:p>154138.518545465</text:p>
          </table:table-cell>
          <table:table-cell office:value-type="float" office:value="122181.954031624" calcext:value-type="float">
            <text:p>122181.954031624</text:p>
          </table:table-cell>
          <table:table-cell table:number-columns-repeated="1021"/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152319.810301585" calcext:value-type="float">
            <text:p>152319.810301585</text:p>
          </table:table-cell>
          <table:table-cell office:value-type="float" office:value="122181.954031624" calcext:value-type="float">
            <text:p>122181.954031624</text:p>
          </table:table-cell>
          <table:table-cell table:number-columns-repeated="1021"/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151484.4829654" calcext:value-type="float">
            <text:p>151484.4829654</text:p>
          </table:table-cell>
          <table:table-cell office:value-type="float" office:value="122181.954031624" calcext:value-type="float">
            <text:p>122181.954031624</text:p>
          </table:table-cell>
          <table:table-cell table:number-columns-repeated="1021"/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150956.917999822" calcext:value-type="float">
            <text:p>150956.917999822</text:p>
          </table:table-cell>
          <table:table-cell office:value-type="float" office:value="122181.954031624" calcext:value-type="float">
            <text:p>122181.954031624</text:p>
          </table:table-cell>
          <table:table-cell table:number-columns-repeated="1021"/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149406.663768999" calcext:value-type="float">
            <text:p>149406.663768999</text:p>
          </table:table-cell>
          <table:table-cell office:value-type="float" office:value="122179.914262711" calcext:value-type="float">
            <text:p>122179.914262711</text:p>
          </table:table-cell>
          <table:table-cell table:number-columns-repeated="1021"/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148565.933362426" calcext:value-type="float">
            <text:p>148565.933362426</text:p>
          </table:table-cell>
          <table:table-cell office:value-type="float" office:value="122118.286247807" calcext:value-type="float">
            <text:p>122118.286247807</text:p>
          </table:table-cell>
          <table:table-cell table:number-columns-repeated="1021"/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146707.444452805" calcext:value-type="float">
            <text:p>146707.444452805</text:p>
          </table:table-cell>
          <table:table-cell office:value-type="float" office:value="122097.904215727" calcext:value-type="float">
            <text:p>122097.904215727</text:p>
          </table:table-cell>
          <table:table-cell table:number-columns-repeated="1021"/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146381.002388317" calcext:value-type="float">
            <text:p>146381.002388317</text:p>
          </table:table-cell>
          <table:table-cell office:value-type="float" office:value="122087.066273261" calcext:value-type="float">
            <text:p>122087.066273261</text:p>
          </table:table-cell>
          <table:table-cell table:number-columns-repeated="1021"/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145949.487154349" calcext:value-type="float">
            <text:p>145949.487154349</text:p>
          </table:table-cell>
          <table:table-cell office:value-type="float" office:value="122087.066273261" calcext:value-type="float">
            <text:p>122087.066273261</text:p>
          </table:table-cell>
          <table:table-cell table:number-columns-repeated="1021"/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145211.939441099" calcext:value-type="float">
            <text:p>145211.939441099</text:p>
          </table:table-cell>
          <table:table-cell office:value-type="float" office:value="122087.066273261" calcext:value-type="float">
            <text:p>122087.066273261</text:p>
          </table:table-cell>
          <table:table-cell table:number-columns-repeated="1021"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43870.967398292" calcext:value-type="float">
            <text:p>143870.967398292</text:p>
          </table:table-cell>
          <table:table-cell office:value-type="float" office:value="122044.280291989" calcext:value-type="float">
            <text:p>122044.280291989</text:p>
          </table:table-cell>
          <table:table-cell table:number-columns-repeated="1021"/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143397.227952365" calcext:value-type="float">
            <text:p>143397.227952365</text:p>
          </table:table-cell>
          <table:table-cell office:value-type="float" office:value="122022.715378516" calcext:value-type="float">
            <text:p>122022.715378516</text:p>
          </table:table-cell>
          <table:table-cell table:number-columns-repeated="1021"/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float" office:value="142556.379067827" calcext:value-type="float">
            <text:p>142556.379067827</text:p>
          </table:table-cell>
          <table:table-cell office:value-type="float" office:value="122019.631668249" calcext:value-type="float">
            <text:p>122019.631668249</text:p>
          </table:table-cell>
          <table:table-cell table:number-columns-repeated="1021"/>
        </table:table-row>
        <table:table-row table:style-name="ro1">
          <table:table-cell office:value-type="float" office:value="21200" calcext:value-type="float">
            <text:p>21200</text:p>
          </table:table-cell>
          <table:table-cell office:value-type="float" office:value="142251.649784002" calcext:value-type="float">
            <text:p>142251.649784002</text:p>
          </table:table-cell>
          <table:table-cell office:value-type="float" office:value="122019.631668249" calcext:value-type="float">
            <text:p>122019.631668249</text:p>
          </table:table-cell>
          <table:table-cell table:number-columns-repeated="1021"/>
        </table:table-row>
        <table:table-row table:style-name="ro1">
          <table:table-cell office:value-type="float" office:value="21600" calcext:value-type="float">
            <text:p>21600</text:p>
          </table:table-cell>
          <table:table-cell office:value-type="float" office:value="141939.295393322" calcext:value-type="float">
            <text:p>141939.295393322</text:p>
          </table:table-cell>
          <table:table-cell office:value-type="float" office:value="122010.011985651" calcext:value-type="float">
            <text:p>122010.011985651</text:p>
          </table:table-cell>
          <table:table-cell table:number-columns-repeated="1021"/>
        </table:table-row>
        <table:table-row table:style-name="ro1">
          <table:table-cell office:value-type="float" office:value="22000" calcext:value-type="float">
            <text:p>22000</text:p>
          </table:table-cell>
          <table:table-cell office:value-type="float" office:value="141514.896869561" calcext:value-type="float">
            <text:p>141514.896869561</text:p>
          </table:table-cell>
          <table:table-cell office:value-type="float" office:value="122010.011985651" calcext:value-type="float">
            <text:p>122010.011985651</text:p>
          </table:table-cell>
          <table:table-cell table:number-columns-repeated="1021"/>
        </table:table-row>
        <table:table-row table:style-name="ro1">
          <table:table-cell office:value-type="float" office:value="22400" calcext:value-type="float">
            <text:p>22400</text:p>
          </table:table-cell>
          <table:table-cell office:value-type="float" office:value="141069.271742476" calcext:value-type="float">
            <text:p>141069.271742476</text:p>
          </table:table-cell>
          <table:table-cell office:value-type="float" office:value="122004.199458354" calcext:value-type="float">
            <text:p>122004.199458354</text:p>
          </table:table-cell>
          <table:table-cell table:number-columns-repeated="1021"/>
        </table:table-row>
        <table:table-row table:style-name="ro1">
          <table:table-cell office:value-type="float" office:value="22800" calcext:value-type="float">
            <text:p>22800</text:p>
          </table:table-cell>
          <table:table-cell office:value-type="float" office:value="140816.847697105" calcext:value-type="float">
            <text:p>140816.847697105</text:p>
          </table:table-cell>
          <table:table-cell office:value-type="float" office:value="121989.584593578" calcext:value-type="float">
            <text:p>121989.584593578</text:p>
          </table:table-cell>
          <table:table-cell table:number-columns-repeated="1021"/>
        </table:table-row>
        <table:table-row table:style-name="ro1">
          <table:table-cell office:value-type="float" office:value="23200" calcext:value-type="float">
            <text:p>23200</text:p>
          </table:table-cell>
          <table:table-cell office:value-type="float" office:value="140609.509685043" calcext:value-type="float">
            <text:p>140609.509685043</text:p>
          </table:table-cell>
          <table:table-cell office:value-type="float" office:value="121967.200329471" calcext:value-type="float">
            <text:p>121967.200329471</text:p>
          </table:table-cell>
          <table:table-cell table:number-columns-repeated="1021"/>
        </table:table-row>
        <table:table-row table:style-name="ro1">
          <table:table-cell office:value-type="float" office:value="23600" calcext:value-type="float">
            <text:p>23600</text:p>
          </table:table-cell>
          <table:table-cell office:value-type="float" office:value="139790.484511942" calcext:value-type="float">
            <text:p>139790.484511942</text:p>
          </table:table-cell>
          <table:table-cell office:value-type="float" office:value="121825.146565993" calcext:value-type="float">
            <text:p>121825.146565993</text:p>
          </table:table-cell>
          <table:table-cell table:number-columns-repeated="1021"/>
        </table:table-row>
        <table:table-row table:style-name="ro1">
          <table:table-cell office:value-type="float" office:value="24000" calcext:value-type="float">
            <text:p>24000</text:p>
          </table:table-cell>
          <table:table-cell office:value-type="float" office:value="139397.116817826" calcext:value-type="float">
            <text:p>139397.116817826</text:p>
          </table:table-cell>
          <table:table-cell office:value-type="float" office:value="121825.146565993" calcext:value-type="float">
            <text:p>121825.146565993</text:p>
          </table:table-cell>
          <table:table-cell table:number-columns-repeated="1021"/>
        </table:table-row>
        <table:table-row table:style-name="ro1">
          <table:table-cell office:value-type="float" office:value="24400" calcext:value-type="float">
            <text:p>24400</text:p>
          </table:table-cell>
          <table:table-cell office:value-type="float" office:value="138877.800506759" calcext:value-type="float">
            <text:p>138877.800506759</text:p>
          </table:table-cell>
          <table:table-cell office:value-type="float" office:value="121810.109714547" calcext:value-type="float">
            <text:p>121810.109714547</text:p>
          </table:table-cell>
          <table:table-cell table:number-columns-repeated="1021"/>
        </table:table-row>
        <table:table-row table:style-name="ro1">
          <table:table-cell office:value-type="float" office:value="24800" calcext:value-type="float">
            <text:p>24800</text:p>
          </table:table-cell>
          <table:table-cell office:value-type="float" office:value="138471.369691523" calcext:value-type="float">
            <text:p>138471.369691523</text:p>
          </table:table-cell>
          <table:table-cell office:value-type="float" office:value="121804.406687831" calcext:value-type="float">
            <text:p>121804.406687831</text:p>
          </table:table-cell>
          <table:table-cell table:number-columns-repeated="1021"/>
        </table:table-row>
        <table:table-row table:style-name="ro1">
          <table:table-cell office:value-type="float" office:value="25200" calcext:value-type="float">
            <text:p>25200</text:p>
          </table:table-cell>
          <table:table-cell office:value-type="float" office:value="138258.542848618" calcext:value-type="float">
            <text:p>138258.542848618</text:p>
          </table:table-cell>
          <table:table-cell office:value-type="float" office:value="121791.817639033" calcext:value-type="float">
            <text:p>121791.817639033</text:p>
          </table:table-cell>
          <table:table-cell table:number-columns-repeated="1021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4T12:33:37.281892860</meta:creation-date>
    <dc:date>2021-04-14T12:36:21.050798090</dc:date>
    <meta:editing-duration>PT2M44S</meta:editing-duration>
    <meta:editing-cycles>1</meta:editing-cycles>
    <meta:document-statistic meta:table-count="1" meta:cell-count="19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9.338cm" svg:height="16.502cm" xlink:href=".." xlink:type="simple" chart:class="chart:line" chart:style-name="ch1">
        <chart:legend chart:legend-position="bottom" svg:x="6.378cm" svg:y="15.903cm" style:legend-expansion="wide" chart:style-name="ch2"/>
        <chart:plot-area chart:style-name="ch3" table:cell-range-address="Sheet1.A1:Sheet1.C64" chart:data-source-has-labels="both" svg:x="0.586cm" svg:y="0.33cm" svg:width="28.166cm" svg:height="15.059cm">
          <chartooo:coordinate-region svg:x="2.132cm" svg:y="0.33cm" svg:width="25.257cm" svg:height="13.675cm"/>
          <chart:axis chart:dimension="x" chart:name="primary-x" chart:style-name="ch4" chartooo:axis-type="auto">
            <chartooo:date-scale/>
            <chart:categories table:cell-range-address="Sheet1.A2:Sheet1.A64"/>
          </chart:axis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Sheet1.B2:Sheet1.B64" chart:label-cell-address="Sheet1.B1:Sheet1.B1" chart:class="chart:line">
            <chart:data-point chart:repeated="63"/>
          </chart:series>
          <chart:series chart:attached-axis="secondary-y" chart:style-name="ch8" chart:values-cell-range-address="Sheet1.C2:Sheet1.C64" chart:label-cell-address="Sheet1.C1:Sheet1.C1" chart:class="chart:line">
            <chart:data-point chart:repeated="6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(Left Axis) Best Individual: Just Genetic</text:p>
                <draw:g>
                  <svg:desc>Sheet1.B1:Sheet1.B1</svg:desc>
                </draw:g>
              </table:table-cell>
              <table:table-cell office:value-type="string">
                <text:p>(Right Axis) Best Individual: Genetic and Christofide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400">
                <text:p>400</text:p>
                <draw:g>
                  <svg:desc>Sheet1.A2:Sheet1.A64</svg:desc>
                </draw:g>
              </table:table-cell>
              <table:table-cell office:value-type="float" office:value="1776907.9036905">
                <text:p>1776907.9036905</text:p>
                <draw:g>
                  <svg:desc>Sheet1.B2:Sheet1.B64</svg:desc>
                </draw:g>
              </table:table-cell>
              <table:table-cell office:value-type="float" office:value="127477.713113279">
                <text:p>127477.713113279</text:p>
                <draw:g>
                  <svg:desc>Sheet1.C2:Sheet1.C64</svg:desc>
                </draw:g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1076953.81016884">
                <text:p>1076953.81016884</text:p>
              </table:table-cell>
              <table:table-cell office:value-type="float" office:value="127026.48017435">
                <text:p>127026.48017435</text:p>
              </table:table-cell>
            </table:table-row>
            <table:table-row>
              <table:table-cell office:value-type="float" office:value="1200">
                <text:p>1200</text:p>
              </table:table-cell>
              <table:table-cell office:value-type="float" office:value="823987.442949356">
                <text:p>823987.442949356</text:p>
              </table:table-cell>
              <table:table-cell office:value-type="float" office:value="126825.310627575">
                <text:p>126825.310627575</text:p>
              </table:table-cell>
            </table:table-row>
            <table:table-row>
              <table:table-cell office:value-type="float" office:value="1600">
                <text:p>1600</text:p>
              </table:table-cell>
              <table:table-cell office:value-type="float" office:value="672369.806992779">
                <text:p>672369.806992779</text:p>
              </table:table-cell>
              <table:table-cell office:value-type="float" office:value="126459.738189275">
                <text:p>126459.73818927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71187.466942779">
                <text:p>571187.466942779</text:p>
              </table:table-cell>
              <table:table-cell office:value-type="float" office:value="126306.835532593">
                <text:p>126306.835532593</text:p>
              </table:table-cell>
            </table:table-row>
            <table:table-row>
              <table:table-cell office:value-type="float" office:value="2400">
                <text:p>2400</text:p>
              </table:table-cell>
              <table:table-cell office:value-type="float" office:value="508400.22030895">
                <text:p>508400.22030895</text:p>
              </table:table-cell>
              <table:table-cell office:value-type="float" office:value="125543.390054275">
                <text:p>125543.390054275</text:p>
              </table:table-cell>
            </table:table-row>
            <table:table-row>
              <table:table-cell office:value-type="float" office:value="2800">
                <text:p>2800</text:p>
              </table:table-cell>
              <table:table-cell office:value-type="float" office:value="459754.723594335">
                <text:p>459754.723594335</text:p>
              </table:table-cell>
              <table:table-cell office:value-type="float" office:value="125074.676997283">
                <text:p>125074.676997283</text:p>
              </table:table-cell>
            </table:table-row>
            <table:table-row>
              <table:table-cell office:value-type="float" office:value="3200">
                <text:p>3200</text:p>
              </table:table-cell>
              <table:table-cell office:value-type="float" office:value="423482.597284278">
                <text:p>423482.597284278</text:p>
              </table:table-cell>
              <table:table-cell office:value-type="float" office:value="124948.238446454">
                <text:p>124948.238446454</text:p>
              </table:table-cell>
            </table:table-row>
            <table:table-row>
              <table:table-cell office:value-type="float" office:value="3600">
                <text:p>3600</text:p>
              </table:table-cell>
              <table:table-cell office:value-type="float" office:value="395050.227525147">
                <text:p>395050.227525147</text:p>
              </table:table-cell>
              <table:table-cell office:value-type="float" office:value="124694.72479121">
                <text:p>124694.7247912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373213.368919313">
                <text:p>373213.368919313</text:p>
              </table:table-cell>
              <table:table-cell office:value-type="float" office:value="124440.072246437">
                <text:p>124440.072246437</text:p>
              </table:table-cell>
            </table:table-row>
            <table:table-row>
              <table:table-cell office:value-type="float" office:value="4400">
                <text:p>4400</text:p>
              </table:table-cell>
              <table:table-cell office:value-type="float" office:value="355322.938073821">
                <text:p>355322.938073821</text:p>
              </table:table-cell>
              <table:table-cell office:value-type="float" office:value="124352.230154966">
                <text:p>124352.230154966</text:p>
              </table:table-cell>
            </table:table-row>
            <table:table-row>
              <table:table-cell office:value-type="float" office:value="4800">
                <text:p>4800</text:p>
              </table:table-cell>
              <table:table-cell office:value-type="float" office:value="299513.517198362">
                <text:p>299513.517198362</text:p>
              </table:table-cell>
              <table:table-cell office:value-type="float" office:value="124248.366937705">
                <text:p>124248.366937705</text:p>
              </table:table-cell>
            </table:table-row>
            <table:table-row>
              <table:table-cell office:value-type="float" office:value="5200">
                <text:p>5200</text:p>
              </table:table-cell>
              <table:table-cell office:value-type="float" office:value="284325.518022864">
                <text:p>284325.518022864</text:p>
              </table:table-cell>
              <table:table-cell office:value-type="float" office:value="124208.507665896">
                <text:p>124208.507665896</text:p>
              </table:table-cell>
            </table:table-row>
            <table:table-row>
              <table:table-cell office:value-type="float" office:value="5600">
                <text:p>5600</text:p>
              </table:table-cell>
              <table:table-cell office:value-type="float" office:value="270088.881224525">
                <text:p>270088.881224525</text:p>
              </table:table-cell>
              <table:table-cell office:value-type="float" office:value="124174.511939749">
                <text:p>124174.511939749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62158.39179672">
                <text:p>262158.39179672</text:p>
              </table:table-cell>
              <table:table-cell office:value-type="float" office:value="124114.129963309">
                <text:p>124114.129963309</text:p>
              </table:table-cell>
            </table:table-row>
            <table:table-row>
              <table:table-cell office:value-type="float" office:value="6400">
                <text:p>6400</text:p>
              </table:table-cell>
              <table:table-cell office:value-type="float" office:value="256701.274288498">
                <text:p>256701.274288498</text:p>
              </table:table-cell>
              <table:table-cell office:value-type="float" office:value="124097.625061563">
                <text:p>124097.625061563</text:p>
              </table:table-cell>
            </table:table-row>
            <table:table-row>
              <table:table-cell office:value-type="float" office:value="6800">
                <text:p>6800</text:p>
              </table:table-cell>
              <table:table-cell office:value-type="float" office:value="247882.605797173">
                <text:p>247882.605797173</text:p>
              </table:table-cell>
              <table:table-cell office:value-type="float" office:value="124062.083008609">
                <text:p>124062.083008609</text:p>
              </table:table-cell>
            </table:table-row>
            <table:table-row>
              <table:table-cell office:value-type="float" office:value="7200">
                <text:p>7200</text:p>
              </table:table-cell>
              <table:table-cell office:value-type="float" office:value="241521.934648155">
                <text:p>241521.934648155</text:p>
              </table:table-cell>
              <table:table-cell office:value-type="float" office:value="123595.298352622">
                <text:p>123595.298352622</text:p>
              </table:table-cell>
            </table:table-row>
            <table:table-row>
              <table:table-cell office:value-type="float" office:value="7600">
                <text:p>7600</text:p>
              </table:table-cell>
              <table:table-cell office:value-type="float" office:value="236460.824839555">
                <text:p>236460.824839555</text:p>
              </table:table-cell>
              <table:table-cell office:value-type="float" office:value="123562.558734704">
                <text:p>123562.55873470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31075.072693697">
                <text:p>231075.072693697</text:p>
              </table:table-cell>
              <table:table-cell office:value-type="float" office:value="123514.271546131">
                <text:p>123514.271546131</text:p>
              </table:table-cell>
            </table:table-row>
            <table:table-row>
              <table:table-cell office:value-type="float" office:value="8400">
                <text:p>8400</text:p>
              </table:table-cell>
              <table:table-cell office:value-type="float" office:value="227907.400030424">
                <text:p>227907.400030424</text:p>
              </table:table-cell>
              <table:table-cell office:value-type="float" office:value="123509.241776786">
                <text:p>123509.241776786</text:p>
              </table:table-cell>
            </table:table-row>
            <table:table-row>
              <table:table-cell office:value-type="float" office:value="8800">
                <text:p>8800</text:p>
              </table:table-cell>
              <table:table-cell office:value-type="float" office:value="223756.35415929">
                <text:p>223756.35415929</text:p>
              </table:table-cell>
              <table:table-cell office:value-type="float" office:value="123397.829755021">
                <text:p>123397.829755021</text:p>
              </table:table-cell>
            </table:table-row>
            <table:table-row>
              <table:table-cell office:value-type="float" office:value="9200">
                <text:p>9200</text:p>
              </table:table-cell>
              <table:table-cell office:value-type="float" office:value="219289.388764139">
                <text:p>219289.388764139</text:p>
              </table:table-cell>
              <table:table-cell office:value-type="float" office:value="123320.60748699">
                <text:p>123320.60748699</text:p>
              </table:table-cell>
            </table:table-row>
            <table:table-row>
              <table:table-cell office:value-type="float" office:value="9600">
                <text:p>9600</text:p>
              </table:table-cell>
              <table:table-cell office:value-type="float" office:value="217448.311344983">
                <text:p>217448.311344983</text:p>
              </table:table-cell>
              <table:table-cell office:value-type="float" office:value="123320.60748699">
                <text:p>123320.60748699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15079.939180934">
                <text:p>215079.939180934</text:p>
              </table:table-cell>
              <table:table-cell office:value-type="float" office:value="123125.397057279">
                <text:p>123125.397057279</text:p>
              </table:table-cell>
            </table:table-row>
            <table:table-row>
              <table:table-cell office:value-type="float" office:value="10400">
                <text:p>10400</text:p>
              </table:table-cell>
              <table:table-cell office:value-type="float" office:value="213219.999258854">
                <text:p>213219.999258854</text:p>
              </table:table-cell>
              <table:table-cell office:value-type="float" office:value="123109.65558431">
                <text:p>123109.65558431</text:p>
              </table:table-cell>
            </table:table-row>
            <table:table-row>
              <table:table-cell office:value-type="float" office:value="10800">
                <text:p>10800</text:p>
              </table:table-cell>
              <table:table-cell office:value-type="float" office:value="208927.041565987">
                <text:p>208927.041565987</text:p>
              </table:table-cell>
              <table:table-cell office:value-type="float" office:value="123097.835651363">
                <text:p>123097.835651363</text:p>
              </table:table-cell>
            </table:table-row>
            <table:table-row>
              <table:table-cell office:value-type="float" office:value="11200">
                <text:p>11200</text:p>
              </table:table-cell>
              <table:table-cell office:value-type="float" office:value="207189.955450559">
                <text:p>207189.955450559</text:p>
              </table:table-cell>
              <table:table-cell office:value-type="float" office:value="123050.905257533">
                <text:p>123050.905257533</text:p>
              </table:table-cell>
            </table:table-row>
            <table:table-row>
              <table:table-cell office:value-type="float" office:value="11600">
                <text:p>11600</text:p>
              </table:table-cell>
              <table:table-cell office:value-type="float" office:value="204819.494760266">
                <text:p>204819.494760266</text:p>
              </table:table-cell>
              <table:table-cell office:value-type="float" office:value="122847.955941834">
                <text:p>122847.955941834</text:p>
              </table:table-cell>
            </table:table-row>
            <table:table-row>
              <table:table-cell office:value-type="float" office:value="12000">
                <text:p>12000</text:p>
              </table:table-cell>
              <table:table-cell office:value-type="float" office:value="203530.294882661">
                <text:p>203530.294882661</text:p>
              </table:table-cell>
              <table:table-cell office:value-type="float" office:value="122844.736848094">
                <text:p>122844.736848094</text:p>
              </table:table-cell>
            </table:table-row>
            <table:table-row>
              <table:table-cell office:value-type="float" office:value="12400">
                <text:p>12400</text:p>
              </table:table-cell>
              <table:table-cell office:value-type="float" office:value="201663.632990425">
                <text:p>201663.632990425</text:p>
              </table:table-cell>
              <table:table-cell office:value-type="float" office:value="122735.757072491">
                <text:p>122735.757072491</text:p>
              </table:table-cell>
            </table:table-row>
            <table:table-row>
              <table:table-cell office:value-type="float" office:value="12800">
                <text:p>12800</text:p>
              </table:table-cell>
              <table:table-cell office:value-type="float" office:value="200661.524603371">
                <text:p>200661.524603371</text:p>
              </table:table-cell>
              <table:table-cell office:value-type="float" office:value="122443.473062611">
                <text:p>122443.473062611</text:p>
              </table:table-cell>
            </table:table-row>
            <table:table-row>
              <table:table-cell office:value-type="float" office:value="13200">
                <text:p>13200</text:p>
              </table:table-cell>
              <table:table-cell office:value-type="float" office:value="199118.138271979">
                <text:p>199118.138271979</text:p>
              </table:table-cell>
              <table:table-cell office:value-type="float" office:value="122328.33754791">
                <text:p>122328.33754791</text:p>
              </table:table-cell>
            </table:table-row>
            <table:table-row>
              <table:table-cell office:value-type="float" office:value="13600">
                <text:p>13600</text:p>
              </table:table-cell>
              <table:table-cell office:value-type="float" office:value="197019.753669602">
                <text:p>197019.753669602</text:p>
              </table:table-cell>
              <table:table-cell office:value-type="float" office:value="122298.877544048">
                <text:p>122298.877544048</text:p>
              </table:table-cell>
            </table:table-row>
            <table:table-row>
              <table:table-cell office:value-type="float" office:value="14000">
                <text:p>14000</text:p>
              </table:table-cell>
              <table:table-cell office:value-type="float" office:value="195789.587981025">
                <text:p>195789.587981025</text:p>
              </table:table-cell>
              <table:table-cell office:value-type="float" office:value="122286.505729081">
                <text:p>122286.505729081</text:p>
              </table:table-cell>
            </table:table-row>
            <table:table-row>
              <table:table-cell office:value-type="float" office:value="14400">
                <text:p>14400</text:p>
              </table:table-cell>
              <table:table-cell office:value-type="float" office:value="194520.581074241">
                <text:p>194520.581074241</text:p>
              </table:table-cell>
              <table:table-cell office:value-type="float" office:value="122233.065696909">
                <text:p>122233.065696909</text:p>
              </table:table-cell>
            </table:table-row>
            <table:table-row>
              <table:table-cell office:value-type="float" office:value="14800">
                <text:p>14800</text:p>
              </table:table-cell>
              <table:table-cell office:value-type="float" office:value="192824.173100024">
                <text:p>192824.173100024</text:p>
              </table:table-cell>
              <table:table-cell office:value-type="float" office:value="122192.484221921">
                <text:p>122192.484221921</text:p>
              </table:table-cell>
            </table:table-row>
            <table:table-row>
              <table:table-cell office:value-type="float" office:value="15200">
                <text:p>15200</text:p>
              </table:table-cell>
              <table:table-cell office:value-type="float" office:value="191844.205916386">
                <text:p>191844.205916386</text:p>
              </table:table-cell>
              <table:table-cell office:value-type="float" office:value="122192.484221921">
                <text:p>122192.484221921</text:p>
              </table:table-cell>
            </table:table-row>
            <table:table-row>
              <table:table-cell office:value-type="float" office:value="15600">
                <text:p>15600</text:p>
              </table:table-cell>
              <table:table-cell office:value-type="float" office:value="190975.798029059">
                <text:p>190975.798029059</text:p>
              </table:table-cell>
              <table:table-cell office:value-type="float" office:value="122192.484221921">
                <text:p>122192.484221921</text:p>
              </table:table-cell>
            </table:table-row>
            <table:table-row>
              <table:table-cell office:value-type="float" office:value="16000">
                <text:p>16000</text:p>
              </table:table-cell>
              <table:table-cell office:value-type="float" office:value="154138.518545465">
                <text:p>154138.518545465</text:p>
              </table:table-cell>
              <table:table-cell office:value-type="float" office:value="122181.954031624">
                <text:p>122181.954031624</text:p>
              </table:table-cell>
            </table:table-row>
            <table:table-row>
              <table:table-cell office:value-type="float" office:value="16400">
                <text:p>16400</text:p>
              </table:table-cell>
              <table:table-cell office:value-type="float" office:value="152319.810301585">
                <text:p>152319.810301585</text:p>
              </table:table-cell>
              <table:table-cell office:value-type="float" office:value="122181.954031624">
                <text:p>122181.954031624</text:p>
              </table:table-cell>
            </table:table-row>
            <table:table-row>
              <table:table-cell office:value-type="float" office:value="16800">
                <text:p>16800</text:p>
              </table:table-cell>
              <table:table-cell office:value-type="float" office:value="151484.4829654">
                <text:p>151484.4829654</text:p>
              </table:table-cell>
              <table:table-cell office:value-type="float" office:value="122181.954031624">
                <text:p>122181.954031624</text:p>
              </table:table-cell>
            </table:table-row>
            <table:table-row>
              <table:table-cell office:value-type="float" office:value="17200">
                <text:p>17200</text:p>
              </table:table-cell>
              <table:table-cell office:value-type="float" office:value="150956.917999822">
                <text:p>150956.917999822</text:p>
              </table:table-cell>
              <table:table-cell office:value-type="float" office:value="122181.954031624">
                <text:p>122181.954031624</text:p>
              </table:table-cell>
            </table:table-row>
            <table:table-row>
              <table:table-cell office:value-type="float" office:value="17600">
                <text:p>17600</text:p>
              </table:table-cell>
              <table:table-cell office:value-type="float" office:value="149406.663768999">
                <text:p>149406.663768999</text:p>
              </table:table-cell>
              <table:table-cell office:value-type="float" office:value="122179.914262711">
                <text:p>122179.914262711</text:p>
              </table:table-cell>
            </table:table-row>
            <table:table-row>
              <table:table-cell office:value-type="float" office:value="18000">
                <text:p>18000</text:p>
              </table:table-cell>
              <table:table-cell office:value-type="float" office:value="148565.933362426">
                <text:p>148565.933362426</text:p>
              </table:table-cell>
              <table:table-cell office:value-type="float" office:value="122118.286247807">
                <text:p>122118.286247807</text:p>
              </table:table-cell>
            </table:table-row>
            <table:table-row>
              <table:table-cell office:value-type="float" office:value="18400">
                <text:p>18400</text:p>
              </table:table-cell>
              <table:table-cell office:value-type="float" office:value="146707.444452805">
                <text:p>146707.444452805</text:p>
              </table:table-cell>
              <table:table-cell office:value-type="float" office:value="122097.904215727">
                <text:p>122097.904215727</text:p>
              </table:table-cell>
            </table:table-row>
            <table:table-row>
              <table:table-cell office:value-type="float" office:value="18800">
                <text:p>18800</text:p>
              </table:table-cell>
              <table:table-cell office:value-type="float" office:value="146381.002388317">
                <text:p>146381.002388317</text:p>
              </table:table-cell>
              <table:table-cell office:value-type="float" office:value="122087.066273261">
                <text:p>122087.066273261</text:p>
              </table:table-cell>
            </table:table-row>
            <table:table-row>
              <table:table-cell office:value-type="float" office:value="19200">
                <text:p>19200</text:p>
              </table:table-cell>
              <table:table-cell office:value-type="float" office:value="145949.487154349">
                <text:p>145949.487154349</text:p>
              </table:table-cell>
              <table:table-cell office:value-type="float" office:value="122087.066273261">
                <text:p>122087.066273261</text:p>
              </table:table-cell>
            </table:table-row>
            <table:table-row>
              <table:table-cell office:value-type="float" office:value="19600">
                <text:p>19600</text:p>
              </table:table-cell>
              <table:table-cell office:value-type="float" office:value="145211.939441099">
                <text:p>145211.939441099</text:p>
              </table:table-cell>
              <table:table-cell office:value-type="float" office:value="122087.066273261">
                <text:p>122087.06627326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43870.967398292">
                <text:p>143870.967398292</text:p>
              </table:table-cell>
              <table:table-cell office:value-type="float" office:value="122044.280291989">
                <text:p>122044.280291989</text:p>
              </table:table-cell>
            </table:table-row>
            <table:table-row>
              <table:table-cell office:value-type="float" office:value="20400">
                <text:p>20400</text:p>
              </table:table-cell>
              <table:table-cell office:value-type="float" office:value="143397.227952365">
                <text:p>143397.227952365</text:p>
              </table:table-cell>
              <table:table-cell office:value-type="float" office:value="122022.715378516">
                <text:p>122022.715378516</text:p>
              </table:table-cell>
            </table:table-row>
            <table:table-row>
              <table:table-cell office:value-type="float" office:value="20800">
                <text:p>20800</text:p>
              </table:table-cell>
              <table:table-cell office:value-type="float" office:value="142556.379067827">
                <text:p>142556.379067827</text:p>
              </table:table-cell>
              <table:table-cell office:value-type="float" office:value="122019.631668249">
                <text:p>122019.631668249</text:p>
              </table:table-cell>
            </table:table-row>
            <table:table-row>
              <table:table-cell office:value-type="float" office:value="21200">
                <text:p>21200</text:p>
              </table:table-cell>
              <table:table-cell office:value-type="float" office:value="142251.649784002">
                <text:p>142251.649784002</text:p>
              </table:table-cell>
              <table:table-cell office:value-type="float" office:value="122019.631668249">
                <text:p>122019.631668249</text:p>
              </table:table-cell>
            </table:table-row>
            <table:table-row>
              <table:table-cell office:value-type="float" office:value="21600">
                <text:p>21600</text:p>
              </table:table-cell>
              <table:table-cell office:value-type="float" office:value="141939.295393322">
                <text:p>141939.295393322</text:p>
              </table:table-cell>
              <table:table-cell office:value-type="float" office:value="122010.011985651">
                <text:p>122010.011985651</text:p>
              </table:table-cell>
            </table:table-row>
            <table:table-row>
              <table:table-cell office:value-type="float" office:value="22000">
                <text:p>22000</text:p>
              </table:table-cell>
              <table:table-cell office:value-type="float" office:value="141514.896869561">
                <text:p>141514.896869561</text:p>
              </table:table-cell>
              <table:table-cell office:value-type="float" office:value="122010.011985651">
                <text:p>122010.011985651</text:p>
              </table:table-cell>
            </table:table-row>
            <table:table-row>
              <table:table-cell office:value-type="float" office:value="22400">
                <text:p>22400</text:p>
              </table:table-cell>
              <table:table-cell office:value-type="float" office:value="141069.271742476">
                <text:p>141069.271742476</text:p>
              </table:table-cell>
              <table:table-cell office:value-type="float" office:value="122004.199458354">
                <text:p>122004.199458354</text:p>
              </table:table-cell>
            </table:table-row>
            <table:table-row>
              <table:table-cell office:value-type="float" office:value="22800">
                <text:p>22800</text:p>
              </table:table-cell>
              <table:table-cell office:value-type="float" office:value="140816.847697105">
                <text:p>140816.847697105</text:p>
              </table:table-cell>
              <table:table-cell office:value-type="float" office:value="121989.584593578">
                <text:p>121989.584593578</text:p>
              </table:table-cell>
            </table:table-row>
            <table:table-row>
              <table:table-cell office:value-type="float" office:value="23200">
                <text:p>23200</text:p>
              </table:table-cell>
              <table:table-cell office:value-type="float" office:value="140609.509685043">
                <text:p>140609.509685043</text:p>
              </table:table-cell>
              <table:table-cell office:value-type="float" office:value="121967.200329471">
                <text:p>121967.200329471</text:p>
              </table:table-cell>
            </table:table-row>
            <table:table-row>
              <table:table-cell office:value-type="float" office:value="23600">
                <text:p>23600</text:p>
              </table:table-cell>
              <table:table-cell office:value-type="float" office:value="139790.484511942">
                <text:p>139790.484511942</text:p>
              </table:table-cell>
              <table:table-cell office:value-type="float" office:value="121825.146565993">
                <text:p>121825.146565993</text:p>
              </table:table-cell>
            </table:table-row>
            <table:table-row>
              <table:table-cell office:value-type="float" office:value="24000">
                <text:p>24000</text:p>
              </table:table-cell>
              <table:table-cell office:value-type="float" office:value="139397.116817826">
                <text:p>139397.116817826</text:p>
              </table:table-cell>
              <table:table-cell office:value-type="float" office:value="121825.146565993">
                <text:p>121825.146565993</text:p>
              </table:table-cell>
            </table:table-row>
            <table:table-row>
              <table:table-cell office:value-type="float" office:value="24400">
                <text:p>24400</text:p>
              </table:table-cell>
              <table:table-cell office:value-type="float" office:value="138877.800506759">
                <text:p>138877.800506759</text:p>
              </table:table-cell>
              <table:table-cell office:value-type="float" office:value="121810.109714547">
                <text:p>121810.109714547</text:p>
              </table:table-cell>
            </table:table-row>
            <table:table-row>
              <table:table-cell office:value-type="float" office:value="24800">
                <text:p>24800</text:p>
              </table:table-cell>
              <table:table-cell office:value-type="float" office:value="138471.369691523">
                <text:p>138471.369691523</text:p>
              </table:table-cell>
              <table:table-cell office:value-type="float" office:value="121804.406687831">
                <text:p>121804.406687831</text:p>
              </table:table-cell>
            </table:table-row>
            <table:table-row>
              <table:table-cell office:value-type="float" office:value="25200">
                <text:p>25200</text:p>
              </table:table-cell>
              <table:table-cell office:value-type="float" office:value="138258.542848618">
                <text:p>138258.542848618</text:p>
              </table:table-cell>
              <table:table-cell office:value-type="float" office:value="121791.817639033">
                <text:p>121791.8176390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